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519" officeooo:paragraph-rsid="0000a519"/>
    </style:style>
    <style:style style:name="P2" style:family="paragraph" style:parent-style-name="Standard">
      <style:text-properties officeooo:paragraph-rsid="0000a519"/>
    </style:style>
    <style:style style:name="P3" style:family="paragraph" style:parent-style-name="Standard">
      <style:text-properties officeooo:rsid="000101e1" officeooo:paragraph-rsid="000101e1"/>
    </style:style>
    <style:style style:name="P4" style:family="paragraph" style:parent-style-name="Standard">
      <style:text-properties officeooo:rsid="00063a94" officeooo:paragraph-rsid="00063a94"/>
    </style:style>
    <style:style style:name="P5" style:family="paragraph" style:parent-style-name="Preformatted_20_Text">
      <style:text-properties fo:font-variant="normal" fo:text-transform="none" fo:color="#37474f" style:font-name="Roboto Mono" fo:font-size="10.5pt" fo:letter-spacing="normal" fo:font-style="normal" fo:font-weight="normal" officeooo:rsid="000101e1" officeooo:paragraph-rsid="000101e1"/>
    </style:style>
    <style:style style:name="P6" style:family="paragraph" style:parent-style-name="Preformatted_20_Text">
      <style:text-properties fo:font-variant="normal" fo:text-transform="none" fo:color="#37474f" style:font-name="Roboto Mono" fo:font-size="10.5pt" fo:letter-spacing="normal" fo:font-style="normal" fo:font-weight="normal" officeooo:rsid="00013e66" officeooo:paragraph-rsid="00013e66"/>
    </style:style>
    <style:style style:name="P7" style:family="paragraph" style:parent-style-name="Preformatted_20_Text">
      <style:text-properties fo:font-variant="normal" fo:text-transform="none" fo:color="#37474f" style:font-name="Roboto Mono" fo:font-size="10.5pt" fo:letter-spacing="normal" fo:font-style="normal" fo:font-weight="normal" officeooo:paragraph-rsid="0003013c"/>
    </style:style>
    <style:style style:name="P8" style:family="paragraph" style:parent-style-name="Preformatted_20_Text">
      <style:text-properties fo:font-variant="normal" fo:text-transform="none" fo:color="#37474f" style:font-name="Roboto Mono" fo:font-size="10.5pt" fo:letter-spacing="normal" fo:font-style="normal" fo:font-weight="normal" officeooo:paragraph-rsid="00063a94"/>
    </style:style>
    <style:style style:name="P9" style:family="paragraph" style:parent-style-name="Preformatted_20_Text">
      <style:text-properties officeooo:paragraph-rsid="00045e79"/>
    </style:style>
    <style:style style:name="P10" style:family="paragraph" style:parent-style-name="Preformatted_20_Text">
      <style:text-properties officeooo:paragraph-rsid="00063a94"/>
    </style:style>
    <style:style style:name="P11" style:family="paragraph" style:parent-style-name="Text_20_body">
      <style:text-properties officeooo:paragraph-rsid="0003013c"/>
    </style:style>
    <style:style style:name="P12" style:family="paragraph" style:parent-style-name="Text_20_body">
      <style:text-properties officeooo:paragraph-rsid="00045e79"/>
    </style:style>
    <style:style style:name="P13" style:family="paragraph" style:parent-style-name="Text_20_body">
      <style:text-properties officeooo:paragraph-rsid="00063a94"/>
    </style:style>
    <style:style style:name="P14" style:family="paragraph" style:parent-style-name="Text_20_body">
      <style:text-properties officeooo:rsid="00063a94" officeooo:paragraph-rsid="00063a94"/>
    </style:style>
    <style:style style:name="P15" style:family="paragraph" style:parent-style-name="Text_20_body">
      <style:text-properties officeooo:rsid="00080eb2" officeooo:paragraph-rsid="00080eb2"/>
    </style:style>
    <style:style style:name="T1" style:family="text">
      <style:text-properties officeooo:rsid="0000a519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4" style:family="text">
      <style:text-properties officeooo:rsid="000101e1"/>
    </style:style>
    <style:style style:name="T5" style:family="text">
      <style:text-properties officeooo:rsid="00045e79"/>
    </style:style>
    <style:style style:name="T6" style:family="text">
      <style:text-properties officeooo:rsid="00063a9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) </text:span><text:bookmark text:name="docs-internal-guid-4ca6d74e-7fff-d14e-2ea2-fc12196ba73f"/><text:span text:style-name="T2">Perform all basic kind of operations of objects (copy | move| upload | download | delete) using gsutil sdk and python client library</text:span></text:p>
      <text:p text:style-name="P2"><text:span text:style-name="T2"/></text:p>
      <text:p text:style-name="P4"><text:span text:style-name="T2">USING gsutil</text:span></text:p>
      <text:p text:style-name="P1"/>
      <text:p text:style-name="P3">1. Create a bucket in a specific project</text:p>
      <text:p text:style-name="P3"/>
      <text:p text:style-name="P3">2. Upload an object using gsutil</text:p>
      <text:p text:style-name="P3"/>
      <text:p text:style-name="P5">gsutil cp [OBJECT_LOCATION] gs://[DESTINATION_BUCKET_NAME]/</text:p>
      <text:p text:style-name="P5"/>
      <text:p text:style-name="P5">root@Quantiphi-928:/home/shriram# /usr/lib/google-cloud-sdk/bin/gsutil cp /home/shriram/Pictures/2.png gs://shriram-a1-q5</text:p>
      <text:p text:style-name="P5">Copying file:///home/shriram/Pictures/2.png [Content-Type=image/png]...</text:p>
      <text:p text:style-name="P5">- [1 files][665.9 KiB/665.9 KiB] <text:s text:c="47"/></text:p>
      <text:p text:style-name="P5">Operation completed over 1 objects/665.9 KiB. <text:s text:c="3"/></text:p>
      <text:p text:style-name="P5"/>
      <text:p text:style-name="P6"/>
      <text:p text:style-name="P11"><text:span text:style-name="T4">2. <text:s/>Copying an object from one bucket to another</text:span></text:p>
      <text:p text:style-name="P11"/>
      <text:p text:style-name="P7">gsutil cp gs://[SOURCE_BUCKET_NAME]/[SOURCE_OBJECT_NAME] gs://[DESTINATION_BUCKET_NAME]/[NAME_OF_COPY]</text:p>
      <text:p text:style-name="P11"/>
      <text:p text:style-name="P11">root@Quantiphi-928:/home/shriram# /usr/lib/google-cloud-sdk/bin/gsutil cp gs://shriram-a1-q5/2.png gs://av-a1-q5-src/2.png</text:p>
      <text:p text:style-name="P11">Copying gs://shriram-a1-q5/2.png [Content-Type=image/png]...</text:p>
      <text:p text:style-name="P11">- [1 files][665.9 KiB/665.9 KiB] <text:s text:c="47"/></text:p>
      <text:p text:style-name="P12">Operation completed over 1 objects/665.9 KiB. <text:s text:c="2"/></text:p>
      <text:p text:style-name="P12"><text:span text:style-name="T5">3. <text:s/>Moving an object from one bucket to another</text:span></text:p>
      <text:p text:style-name="P9"><text:span text:style-name="T3">gsutil mv gs://[SOURCE_BUCKET_NAME]/[SOURCE_OBJECT_NAME] gs://[DESTINATION_BUCKET_NAME]/[DESTINATION_OBJECT_NAME]</text:span></text:p>
      <text:p text:style-name="P9"><text:span text:style-name="T3"/></text:p>
      <text:p text:style-name="P12">root@Quantiphi-928:/home/shriram# /usr/lib/google-cloud-sdk/bin/gsutil mv gs://av-a1-q5-src/2.png gs://shriram-a1-q5/2.png</text:p>
      <text:p text:style-name="P12">Copying gs://av-a1-q5-src/2.png [Content-Type=image/png]...</text:p>
      <text:p text:style-name="P12">Removing gs://av-a1-q5-src/2.png... <text:s text:c="44"/></text:p>
      <text:p text:style-name="P13">Operation completed over 1 objects/665.9 KiB. <text:s text:c="5"/></text:p>
      <text:p text:style-name="P13"/>
      <text:p text:style-name="P13"><text:span text:style-name="T6">4. Downloading an object</text:span></text:p>
      <text:p text:style-name="P8">gsutil cp gs://[BUCKET_NAME]/[OBJECT_NAME] [SAVE_TO_LOCATION]</text:p>
      <text:p text:style-name="P8"/>
      <text:p text:style-name="P8"/>
      <text:p text:style-name="P13">root@Quantiphi-928:/home/shriram# /usr/lib/google-cloud-sdk/bin/gsutil cp gs://av-a1-q5-src/gcp-1.png /home/shriram/Pictures</text:p>
      <text:p text:style-name="P13"><text:soft-page-break/>Copying gs://av-a1-q5-src/gcp-1.png...</text:p>
      <text:p text:style-name="P13">- [1 files][ 35.3 KiB/ 35.3 KiB] <text:s text:c="47"/></text:p>
      <text:p text:style-name="P13">Operation completed over 1 objects/35.3 KiB.</text:p>
      <text:p text:style-name="P13"/>
      <text:p text:style-name="P13"><text:span text:style-name="T6">5. Deleting an object</text:span></text:p>
      <text:p text:style-name="P10"><text:span text:style-name="T3">gsutil rm gs://[BUCKET_NAME]/[OBJECT_NAME]</text:span></text:p>
      <text:p text:style-name="P10"><text:span text:style-name="T3"/></text:p>
      <text:p text:style-name="P13">root@Quantiphi-928:/home/shriram# /usr/lib/google-cloud-sdk/bin/gsutil rm gs://shriram-a1-q5/2.png</text:p>
      <text:p text:style-name="P13">Removing gs://shriram-a1-q5/2.png...</text:p>
      <text:p text:style-name="P13">/ [1 objects] <text:s text:c="66"/></text:p>
      <text:p text:style-name="P13">Operation completed over 1 objects. <text:line-break/> <text:s text:c="25"/></text:p>
      <text:p text:style-name="P14">USING Python Client library</text:p>
      <text:p text:style-name="P15">IN q5.py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37:17.040554753</meta:creation-date>
    <meta:generator>LibreOffice/6.0.7.3$Linux_X86_64 LibreOffice_project/00m0$Build-3</meta:generator>
    <dc:date>2019-07-19T13:04:43.056370681</dc:date>
    <meta:editing-duration>PT2H17M14S</meta:editing-duration>
    <meta:editing-cycles>6</meta:editing-cycles>
    <meta:document-statistic meta:table-count="0" meta:image-count="0" meta:object-count="0" meta:page-count="2" meta:paragraph-count="35" meta:word-count="180" meta:character-count="2282" meta:non-whitespace-character-count="1838"/>
  </office:meta>
</office:document-meta>
</file>